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47.61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31.93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5.28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34.45mm"/>
    </style:style>
    <style:style style:name="ro1" style:family="table-row">
      <style:table-row-properties style:row-height="13.76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oxidation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ackground-color="#b7dee8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xidatio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number-columns-repeated="2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3"/>
        <table:table-column table:style-name="co9" table:default-cell-style-name="ce37"/>
        <table:table-column table:style-name="co1" table:number-columns-repeated="1012" table:default-cell-style-name="ce6"/>
        <table:table-row table:style-name="ro1">
          <table:table-cell table:style-name="ce1" office:value-type="string" calcext:value-type="string">
            <text:p>Mass of neutral oxidated species</text:p>
          </table:table-cell>
          <table:table-cell table:style-name="ce7" office:value-type="string" calcext:value-type="string">
            <text:p>Class</text:p>
          </table:table-cell>
          <table:table-cell table:style-name="ce14" office:value-type="string" calcext:value-type="string">
            <text:p>FA_type</text:p>
          </table:table-cell>
          <table:table-cell table:style-name="ce14" office:value-type="string" calcext:value-type="string">
            <text:p>Subclass </text:p>
          </table:table-cell>
          <table:table-cell table:style-name="ce14" office:value-type="string" calcext:value-type="string">
            <text:p>Headgroup_Mass</text:p>
          </table:table-cell>
          <table:table-cell table:style-name="ce14" office:value-type="string" calcext:value-type="string">
            <text:p>Number_of_Chains</text:p>
          </table:table-cell>
          <table:table-cell table:style-name="ce23" office:value-type="string" calcext:value-type="string">
            <text:p>Number_of_ester_chains</text:p>
          </table:table-cell>
          <table:table-cell table:style-name="ce27" office:value-type="string" calcext:value-type="string">
            <text:p>C atoms in chains</text:p>
          </table:table-cell>
          <table:table-cell table:style-name="ce27" office:value-type="string" calcext:value-type="string">
            <text:p>db in chains</text:p>
          </table:table-cell>
          <table:table-cell table:style-name="ce27" office:value-type="string" calcext:value-type="string">
            <text:p>oxidation</text:p>
            <text:p># of O</text:p>
          </table:table-cell>
          <table:table-cell table:style-name="ce27" office:value-type="string" calcext:value-type="string">
            <text:p>oxidation</text:p>
            <text:p># of H</text:p>
          </table:table-cell>
          <table:table-cell table:style-name="ce35" office:value-type="string" calcext:value-type="string">
            <text:p>number of total carbons</text:p>
          </table:table-cell>
          <table:table-cell table:style-name="ce38" office:value-type="string" calcext:value-type="string">
            <text:p>mono isotopic mass</text:p>
            <text:p> (db=1)</text:p>
          </table:table-cell>
          <table:table-cell table:style-name="ce38" office:value-type="string" calcext:value-type="string">
            <text:p>mono isotopic mass</text:p>
            <text:p> (db=2)</text:p>
          </table:table-cell>
          <table:table-cell table:style-name="ce40" office:value-type="float" office:value="12" calcext:value-type="float">
            <text:p>12.0000</text:p>
          </table:table-cell>
          <table:table-cell table:style-name="ce42" office:value-type="float" office:value="1.007825" calcext:value-type="float">
            <text:p>1.007825</text:p>
          </table:table-cell>
          <table:table-cell table:style-name="ce42" office:value-type="float" office:value="15.994915" calcext:value-type="float">
            <text:p>15.994915</text:p>
          </table:table-cell>
          <table:table-cell table:style-name="ce42" office:value-type="float" office:value="14.003074" calcext:value-type="float">
            <text:p>14.003074</text:p>
          </table:table-cell>
          <table:table-cell table:style-name="ce42" office:value-type="float" office:value="30.973762" calcext:value-type="float">
            <text:p>30.973762</text:p>
          </table:table-cell>
          <table:table-cell table:style-name="ce43" office:value-type="float" office:value="31.97207" calcext:value-type="float">
            <text:p>31.97207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300.23006" calcext:value-type="float">
            <text:p>300.23006</text:p>
          </table:table-cell>
          <table:table-cell table:style-name="ce8" office:value-type="string" calcext:value-type="string">
            <text:p>Glycerolipids</text:p>
          </table:table-cell>
          <table:table-cell table:style-name="ce15" office:value-type="string" calcext:value-type="string">
            <text:p>Carbonyl</text:p>
          </table:table-cell>
          <table:table-cell table:style-name="ce15" office:value-type="string" calcext:value-type="string">
            <text:p>MAG</text:p>
          </table:table-cell>
          <table:table-cell table:style-name="ce16" office:value-type="float" office:value="91.03952" calcext:value-type="float">
            <text:p>91.03952</text:p>
          </table:table-cell>
          <table:table-cell table:style-name="ce15" office:value-type="float" office:value="1" calcext:value-type="float">
            <text:p>1</text:p>
          </table:table-cell>
          <table:table-cell table:style-name="ce24" table:formula="of:=IF([.C2]=&quot;Carbonyl&quot;; [.F2];0 )" office:value-type="float" office:value="1" calcext:value-type="float">
            <text:p>1</text:p>
          </table:table-cell>
          <table:table-cell table:style-name="ce28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table:formula="of:=((([.A2]-[.E2])-([.$Q$1]*[.G2])-((2*[.$P$1])*([.F2]/2-[.G2]-[.I2])))/(2*[.$P$1]+[.$O$1]))-(([.J2]*[.$Q$1]+[.K2]*[.$P$1])/([.$O$1]+2*[.$P$1]))" office:value-type="float" office:value="14" calcext:value-type="float">
            <text:p>14.00</text:p>
          </table:table-cell>
          <table:table-cell table:style-name="ce3" table:formula="of:=300.23006+([.$Q$1]*[.J2]+[.K2]*[.$P$1])" office:value-type="float" office:value="300.23006" calcext:value-type="float">
            <text:p>300.23006</text:p>
          </table:table-cell>
          <table:table-cell table:style-name="ce3" table:formula="of:=[.M2]-2*[.$P$1]" office:value-type="float" office:value="298.21441" calcext:value-type="float">
            <text:p>298.21441</text:p>
          </table:table-cell>
          <table:table-cell table:style-name="ce41" table:number-columns-repeated="6"/>
          <table:table-cell table:style-name="ce2" table:number-columns-repeated="1004"/>
        </table:table-row>
        <table:table-row table:style-name="ro2">
          <table:table-cell table:style-name="ce3" office:value-type="float" office:value="316.224975" calcext:value-type="float">
            <text:p>316.224975</text:p>
          </table:table-cell>
          <table:table-cell table:style-name="ce9" office:value-type="string" calcext:value-type="string">
            <text:p>Glycerolipids</text:p>
          </table:table-cell>
          <table:table-cell table:style-name="ce16" office:value-type="string" calcext:value-type="string">
            <text:p>Carbonyl</text:p>
          </table:table-cell>
          <table:table-cell table:style-name="ce16" office:value-type="string" calcext:value-type="string">
            <text:p>MAG</text:p>
          </table:table-cell>
          <table:table-cell table:style-name="ce16" office:value-type="float" office:value="91.03952" calcext:value-type="float">
            <text:p>91.03952</text:p>
          </table:table-cell>
          <table:table-cell table:style-name="ce16" office:value-type="float" office:value="1" calcext:value-type="float">
            <text:p>1</text:p>
          </table:table-cell>
          <table:table-cell table:style-name="ce25" table:formula="of:=IF([.C3]=&quot;Carbonyl&quot;; [.F3];0 )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((([.A3]-[.E3])-([.$Q$1]*[.G3])-((2*[.$P$1])*([.F3]/2-[.G3]-[.I3])))/(2*[.$P$1]+[.$O$1]))-(([.J3]*[.$Q$1]+[.K3]*[.$P$1])/([.$O$1]+2*[.$P$1]))" office:value-type="float" office:value="14" calcext:value-type="float">
            <text:p>14.00</text:p>
          </table:table-cell>
          <table:table-cell table:style-name="ce3" table:formula="of:=300.23006+([.$Q$1]*[.J3]+[.K3]*[.$P$1])" office:value-type="float" office:value="316.224975" calcext:value-type="float">
            <text:p>316.224975</text:p>
          </table:table-cell>
          <table:table-cell table:style-name="ce3" table:formula="of:=[.M3]-2*[.$P$1]" office:value-type="float" office:value="314.209325" calcext:value-type="float">
            <text:p>314.209325</text:p>
          </table:table-cell>
          <table:table-cell table:style-name="ce41"/>
          <table:table-cell table:style-name="ce39" table:number-columns-repeated="5"/>
          <table:table-cell table:style-name="ce3" table:number-columns-repeated="1004"/>
        </table:table-row>
        <table:table-row table:style-name="ro2">
          <table:table-cell table:style-name="ce3" office:value-type="float" office:value="317.2328" calcext:value-type="float">
            <text:p>317.2328</text:p>
          </table:table-cell>
          <table:table-cell table:style-name="ce9" office:value-type="string" calcext:value-type="string">
            <text:p>Glycerolipids</text:p>
          </table:table-cell>
          <table:table-cell table:style-name="ce16" office:value-type="string" calcext:value-type="string">
            <text:p>Carbonyl</text:p>
          </table:table-cell>
          <table:table-cell table:style-name="ce16" office:value-type="string" calcext:value-type="string">
            <text:p>MAG</text:p>
          </table:table-cell>
          <table:table-cell table:style-name="ce16" office:value-type="float" office:value="91.03952" calcext:value-type="float">
            <text:p>91.03952</text:p>
          </table:table-cell>
          <table:table-cell table:style-name="ce16" office:value-type="float" office:value="1" calcext:value-type="float">
            <text:p>1</text:p>
          </table:table-cell>
          <table:table-cell table:style-name="ce25" table:formula="of:=IF([.C4]=&quot;Carbonyl&quot;; [.F4];0 )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6" table:formula="of:=((([.A4]-[.E4])-([.$Q$1]*[.G4])-((2*[.$P$1])*([.F4]/2-[.G4]-[.I4])))/(2*[.$P$1]+[.$O$1]))-(([.J4]*[.$Q$1]+[.K4]*[.$P$1])/([.$O$1]+2*[.$P$1]))" office:value-type="float" office:value="14" calcext:value-type="float">
            <text:p>14.00</text:p>
          </table:table-cell>
          <table:table-cell table:style-name="ce3" table:formula="of:=300.23006+([.$Q$1]*[.J4]+[.K4]*[.$P$1])" office:value-type="float" office:value="317.2328" calcext:value-type="float">
            <text:p>317.2328</text:p>
          </table:table-cell>
          <table:table-cell table:style-name="ce3" table:formula="of:=[.M4]-2*[.$P$1]" office:value-type="float" office:value="315.21715" calcext:value-type="float">
            <text:p>315.21715</text:p>
          </table:table-cell>
          <table:table-cell table:style-name="ce41"/>
          <table:table-cell table:style-name="ce39" table:number-columns-repeated="5"/>
          <table:table-cell table:style-name="ce3" table:number-columns-repeated="1004"/>
        </table:table-row>
        <table:table-row table:style-name="ro3">
          <table:table-cell table:style-name="ce4" office:value-type="float" office:value="538.459725" calcext:value-type="float">
            <text:p>538.459725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7" office:value-type="string" calcext:value-type="string">
            <text:p>DAG</text:p>
          </table:table-cell>
          <table:table-cell table:style-name="ce21" office:value-type="float" office:value="90.031695" calcext:value-type="float">
            <text:p>90.031695</text:p>
          </table:table-cell>
          <table:table-cell table:style-name="ce17" office:value-type="float" office:value="2" calcext:value-type="float">
            <text:p>2</text:p>
          </table:table-cell>
          <table:table-cell table:style-name="ce26" table:formula="of:=IF([.C5]=&quot;Carbonyl&quot;; [.F5];0 )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table:formula="of:=((([.A5]-[.E5])-([.$Q$1]*[.G5])-((2*[.$P$1])*([.F5]/2-[.G5]-[.I5])))/(2*[.$P$1]+[.$O$1]))-(([.J5]*[.$Q$1]+[.K5]*[.$P$1])/([.$O$1]+2*[.$P$1]))" office:value-type="float" office:value="30" calcext:value-type="float">
            <text:p>30.00</text:p>
          </table:table-cell>
          <table:table-cell table:style-name="ce3" office:value-type="float" office:value="538.459725" calcext:value-type="float">
            <text:p>538.459725</text:p>
          </table:table-cell>
          <table:table-cell table:style-name="ce3" table:formula="of:=[.M5]-2*[.$P$1]" office:value-type="float" office:value="536.444075" calcext:value-type="float">
            <text:p>536.444075</text:p>
          </table:table-cell>
          <table:table-cell table:style-name="ce41"/>
          <table:table-cell table:style-name="ce3" table:number-columns-repeated="6"/>
          <table:table-cell table:style-name="ce4" table:number-columns-repeated="1003"/>
        </table:table-row>
        <table:table-row table:style-name="ro3">
          <table:table-cell table:style-name="ce4" office:value-type="float" office:value="554.45464" calcext:value-type="float">
            <text:p>554.45464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7" office:value-type="string" calcext:value-type="string">
            <text:p>DAG</text:p>
          </table:table-cell>
          <table:table-cell table:style-name="ce21" office:value-type="float" office:value="90.031695" calcext:value-type="float">
            <text:p>90.031695</text:p>
          </table:table-cell>
          <table:table-cell table:style-name="ce17" office:value-type="float" office:value="2" calcext:value-type="float">
            <text:p>2</text:p>
          </table:table-cell>
          <table:table-cell table:style-name="ce26" table:formula="of:=IF([.C6]=&quot;Carbonyl&quot;; [.F6];0 )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((([.A6]-[.E6])-([.$Q$1]*[.G6])-((2*[.$P$1])*([.F6]/2-[.G6]-[.I6])))/(2*[.$P$1]+[.$O$1]))-(([.J6]*[.$Q$1]+[.K6]*[.$P$1])/([.$O$1]+2*[.$P$1]))" office:value-type="float" office:value="30" calcext:value-type="float">
            <text:p>30.00</text:p>
          </table:table-cell>
          <table:table-cell table:style-name="ce3" table:formula="of:=[.$M$5]+([.$Q$1]*[.J6]+[.K6]*[.$P$1])" office:value-type="float" office:value="554.45464" calcext:value-type="float">
            <text:p>554.45464</text:p>
          </table:table-cell>
          <table:table-cell table:style-name="ce3" table:formula="of:=[.M6]-2*[.$P$1]" office:value-type="float" office:value="552.43899" calcext:value-type="float">
            <text:p>552.43899</text:p>
          </table:table-cell>
          <table:table-cell table:style-name="ce41"/>
          <table:table-cell table:style-name="ce3" table:number-columns-repeated="6"/>
          <table:table-cell table:style-name="Default" table:number-columns-repeated="1003"/>
        </table:table-row>
        <table:table-row table:style-name="ro3">
          <table:table-cell table:style-name="ce4" office:value-type="float" office:value="556.47029" calcext:value-type="float">
            <text:p>556.47029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7" office:value-type="string" calcext:value-type="string">
            <text:p>DAG</text:p>
          </table:table-cell>
          <table:table-cell table:style-name="ce21" office:value-type="float" office:value="90.031695" calcext:value-type="float">
            <text:p>90.031695</text:p>
          </table:table-cell>
          <table:table-cell table:style-name="ce17" office:value-type="float" office:value="2" calcext:value-type="float">
            <text:p>2</text:p>
          </table:table-cell>
          <table:table-cell table:style-name="ce26" table:formula="of:=IF([.C7]=&quot;Carbonyl&quot;; [.F7];0 )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((([.A7]-[.E7])-([.$Q$1]*[.G7])-((2*[.$P$1])*([.F7]/2-[.G7]-[.I7])))/(2*[.$P$1]+[.$O$1]))-(([.J7]*[.$Q$1]+[.K7]*[.$P$1])/([.$O$1]+2*[.$P$1]))" office:value-type="float" office:value="30" calcext:value-type="float">
            <text:p>30.00</text:p>
          </table:table-cell>
          <table:table-cell table:style-name="ce3" table:formula="of:=[.$M$5]+([.$Q$1]*[.J7]+[.K7]*[.$P$1])" office:value-type="float" office:value="556.47029" calcext:value-type="float">
            <text:p>556.47029</text:p>
          </table:table-cell>
          <table:table-cell table:style-name="ce3" table:formula="of:=[.M7]-2*[.$P$1]" office:value-type="float" office:value="554.45464" calcext:value-type="float">
            <text:p>554.45464</text:p>
          </table:table-cell>
          <table:table-cell table:style-name="ce41"/>
          <table:table-cell table:style-name="ce3" table:number-columns-repeated="6"/>
          <table:table-cell table:style-name="Default" table:number-columns-repeated="1003"/>
        </table:table-row>
        <table:table-row table:style-name="ro3">
          <table:table-cell table:style-name="ce4" office:value-type="float" office:value="571.45738" calcext:value-type="float">
            <text:p>571.45738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7" office:value-type="string" calcext:value-type="string">
            <text:p>DAG</text:p>
          </table:table-cell>
          <table:table-cell table:style-name="ce21" office:value-type="float" office:value="90.031695" calcext:value-type="float">
            <text:p>90.031695</text:p>
          </table:table-cell>
          <table:table-cell table:style-name="ce17" office:value-type="float" office:value="2" calcext:value-type="float">
            <text:p>2</text:p>
          </table:table-cell>
          <table:table-cell table:style-name="ce26" table:formula="of:=IF([.C8]=&quot;Carbonyl&quot;; [.F8];0 )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((([.A8]-[.E8])-([.$Q$1]*[.G8])-((2*[.$P$1])*([.F8]/2-[.G8]-[.I8])))/(2*[.$P$1]+[.$O$1]))-(([.J8]*[.$Q$1]+[.K8]*[.$P$1])/([.$O$1]+2*[.$P$1]))" office:value-type="float" office:value="30" calcext:value-type="float">
            <text:p>30.00</text:p>
          </table:table-cell>
          <table:table-cell table:style-name="ce3" table:formula="of:=[.$M$5]+([.$Q$1]*[.J8]+[.K8]*[.$P$1])" office:value-type="float" office:value="571.45738" calcext:value-type="float">
            <text:p>571.45738</text:p>
          </table:table-cell>
          <table:table-cell table:style-name="ce3" table:formula="of:=[.M8]-2*[.$P$1]" office:value-type="float" office:value="569.44173" calcext:value-type="float">
            <text:p>569.44173</text:p>
          </table:table-cell>
          <table:table-cell table:style-name="ce41"/>
          <table:table-cell table:style-name="ce3" table:number-columns-repeated="6"/>
          <table:table-cell table:style-name="Default" table:number-columns-repeated="1003"/>
        </table:table-row>
        <table:table-row table:style-name="ro3">
          <table:table-cell table:style-name="ce4" office:value-type="float" office:value="572.465205" calcext:value-type="float">
            <text:p>572.465205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7" office:value-type="string" calcext:value-type="string">
            <text:p>DAG</text:p>
          </table:table-cell>
          <table:table-cell table:style-name="ce21" office:value-type="float" office:value="90.031695" calcext:value-type="float">
            <text:p>90.031695</text:p>
          </table:table-cell>
          <table:table-cell table:style-name="ce17" office:value-type="float" office:value="2" calcext:value-type="float">
            <text:p>2</text:p>
          </table:table-cell>
          <table:table-cell table:style-name="ce26" table:formula="of:=IF([.C9]=&quot;Carbonyl&quot;; [.F9];0 )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6" table:formula="of:=((([.A9]-[.E9])-([.$Q$1]*[.G9])-((2*[.$P$1])*([.F9]/2-[.G9]-[.I9])))/(2*[.$P$1]+[.$O$1]))-(([.J9]*[.$Q$1]+[.K9]*[.$P$1])/([.$O$1]+2*[.$P$1]))" office:value-type="float" office:value="30" calcext:value-type="float">
            <text:p>30.00</text:p>
          </table:table-cell>
          <table:table-cell table:style-name="ce3" table:formula="of:=[.$M$5]+([.$Q$1]*[.J9]+[.K9]*[.$P$1])" office:value-type="float" office:value="572.465205" calcext:value-type="float">
            <text:p>572.465205</text:p>
          </table:table-cell>
          <table:table-cell table:style-name="ce3" table:formula="of:=[.M9]-2*[.$P$1]" office:value-type="float" office:value="570.449555" calcext:value-type="float">
            <text:p>570.449555</text:p>
          </table:table-cell>
          <table:table-cell table:style-name="ce41"/>
          <table:table-cell table:style-name="ce3" table:number-columns-repeated="6"/>
          <table:table-cell table:style-name="Default" table:number-columns-repeated="1003"/>
        </table:table-row>
        <table:table-row table:style-name="ro3">
          <table:table-cell table:style-name="ce5" office:value-type="float" office:value="1014.95544" calcext:value-type="float">
            <text:p>1014.95544</text:p>
          </table:table-cell>
          <table:table-cell table:style-name="ce11" office:value-type="string" calcext:value-type="string">
            <text:p>Glycerolipids</text:p>
          </table:table-cell>
          <table:table-cell table:style-name="ce16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0]=&quot;Carbonyl&quot;; [.F10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table:formula="of:=((([.A10]-[.E10])-([.$Q$1]*[.G10])-((2*[.$P$1])*([.F10]/2-[.G10]-[.I10])))/(2*[.$P$1]+[.$O$1]))-(([.J10]*[.$Q$1]+[.K10]*[.$P$1])/([.$O$1]+2*[.$P$1]))" office:value-type="float" office:value="63" calcext:value-type="float">
            <text:p>63.00</text:p>
          </table:table-cell>
          <table:table-cell table:style-name="ce39" office:value-type="float" office:value="1014.95544" calcext:value-type="float">
            <text:p>1014.95544</text:p>
          </table:table-cell>
          <table:table-cell table:style-name="ce3" table:formula="of:=[.M10]-2*[.$P$1]" office:value-type="float" office:value="1012.93979" calcext:value-type="float">
            <text:p>1012.93979</text:p>
          </table:table-cell>
          <table:table-cell table:style-name="ce41"/>
          <table:table-cell table:style-name="ce39" table:number-columns-repeated="4"/>
          <table:table-cell table:number-columns-repeated="2"/>
          <table:table-cell table:style-name="ce5" table:number-columns-repeated="1003"/>
        </table:table-row>
        <table:table-row table:style-name="ro3">
          <table:table-cell table:style-name="ce4" office:value-type="float" office:value="1030.950355" calcext:value-type="float">
            <text:p>1030.950355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1]=&quot;Carbonyl&quot;; [.F11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((([.A11]-[.E11])-([.$Q$1]*[.G11])-((2*[.$P$1])*([.F11]/2-[.G11]-[.I11])))/(2*[.$P$1]+[.$O$1]))-(([.J11]*[.$Q$1]+[.K11]*[.$P$1])/([.$O$1]+2*[.$P$1]))" office:value-type="float" office:value="63" calcext:value-type="float">
            <text:p>63.00</text:p>
          </table:table-cell>
          <table:table-cell table:style-name="ce3" table:formula="of:=[.$M$10]+([.$Q$1]*[.J11]+[.K11]*[.$P$1])" office:value-type="float" office:value="1030.950355" calcext:value-type="float">
            <text:p>1030.950355</text:p>
          </table:table-cell>
          <table:table-cell table:style-name="ce3" table:formula="of:=[.M11]-2*[.$P$1]" office:value-type="float" office:value="1028.934705" calcext:value-type="float">
            <text:p>1028.934705</text:p>
          </table:table-cell>
          <table:table-cell table:style-name="ce41"/>
          <table:table-cell table:style-name="ce3" table:number-columns-repeated="6"/>
          <table:table-cell table:style-name="ce4" table:number-columns-repeated="1003"/>
        </table:table-row>
        <table:table-row table:style-name="ro3">
          <table:table-cell table:style-name="ce4" office:value-type="float" office:value="1032.966005" calcext:value-type="float">
            <text:p>1032.966005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2]=&quot;Carbonyl&quot;; [.F12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((([.A12]-[.E12])-([.$Q$1]*[.G12])-((2*[.$P$1])*([.F12]/2-[.G12]-[.I12])))/(2*[.$P$1]+[.$O$1]))-(([.J12]*[.$Q$1]+[.K12]*[.$P$1])/([.$O$1]+2*[.$P$1]))" office:value-type="float" office:value="63" calcext:value-type="float">
            <text:p>63.00</text:p>
          </table:table-cell>
          <table:table-cell table:style-name="ce3" table:formula="of:=[.$M$10]+([.$Q$1]*[.J12]+[.K12]*[.$P$1])" office:value-type="float" office:value="1032.966005" calcext:value-type="float">
            <text:p>1032.966005</text:p>
          </table:table-cell>
          <table:table-cell table:style-name="ce3" table:formula="of:=[.M12]-2*[.$P$1]" office:value-type="float" office:value="1030.950355" calcext:value-type="float">
            <text:p>1030.950355</text:p>
          </table:table-cell>
          <table:table-cell table:style-name="ce41"/>
          <table:table-cell table:style-name="ce3" table:number-columns-repeated="6"/>
          <table:table-cell table:style-name="ce4" table:number-columns-repeated="1003"/>
        </table:table-row>
        <table:table-row table:style-name="ro3">
          <table:table-cell table:style-name="ce4" office:value-type="float" office:value="1047.953095" calcext:value-type="float">
            <text:p>1047.953095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3]=&quot;Carbonyl&quot;; [.F13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((([.A13]-[.E13])-([.$Q$1]*[.G13])-((2*[.$P$1])*([.F13]/2-[.G13]-[.I13])))/(2*[.$P$1]+[.$O$1]))-(([.J13]*[.$Q$1]+[.K13]*[.$P$1])/([.$O$1]+2*[.$P$1]))" office:value-type="float" office:value="63" calcext:value-type="float">
            <text:p>63.00</text:p>
          </table:table-cell>
          <table:table-cell table:style-name="ce3" table:formula="of:=[.$M$10]+([.$Q$1]*[.J13]+[.K13]*[.$P$1])" office:value-type="float" office:value="1047.953095" calcext:value-type="float">
            <text:p>1047.953095</text:p>
          </table:table-cell>
          <table:table-cell table:style-name="ce3" table:formula="of:=[.M13]-2*[.$P$1]" office:value-type="float" office:value="1045.937445" calcext:value-type="float">
            <text:p>1045.937445</text:p>
          </table:table-cell>
          <table:table-cell table:style-name="ce41"/>
          <table:table-cell table:style-name="ce3" table:number-columns-repeated="6"/>
          <table:table-cell table:style-name="ce4" table:number-columns-repeated="1003"/>
        </table:table-row>
        <table:table-row table:style-name="ro3">
          <table:table-cell table:style-name="ce4" office:value-type="float" office:value="1048.96092" calcext:value-type="float">
            <text:p>1048.96092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4]=&quot;Carbonyl&quot;; [.F14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6" table:formula="of:=((([.A14]-[.E14])-([.$Q$1]*[.G14])-((2*[.$P$1])*([.F14]/2-[.G14]-[.I14])))/(2*[.$P$1]+[.$O$1]))-(([.J14]*[.$Q$1]+[.K14]*[.$P$1])/([.$O$1]+2*[.$P$1]))" office:value-type="float" office:value="63" calcext:value-type="float">
            <text:p>63.00</text:p>
          </table:table-cell>
          <table:table-cell table:style-name="ce3" table:formula="of:=[.$M$10]+([.$Q$1]*[.J14]+[.K14]*[.$P$1])" office:value-type="float" office:value="1048.96092" calcext:value-type="float">
            <text:p>1048.96092</text:p>
          </table:table-cell>
          <table:table-cell table:style-name="ce3" table:formula="of:=[.M14]-2*[.$P$1]" office:value-type="float" office:value="1046.94527" calcext:value-type="float">
            <text:p>1046.94527</text:p>
          </table:table-cell>
          <table:table-cell table:style-name="ce41"/>
          <table:table-cell table:style-name="ce3" table:number-columns-repeated="6"/>
          <table:table-cell table:style-name="Default" table:number-columns-repeated="1003"/>
        </table:table-row>
        <table:table-row table:style-name="ro3">
          <table:table-cell table:style-name="ce5" office:value-type="float" office:value="1012.93979" calcext:value-type="float">
            <text:p>1012.93979</text:p>
          </table:table-cell>
          <table:table-cell table:style-name="ce11" office:value-type="string" calcext:value-type="string">
            <text:p>Glycerolipids</text:p>
          </table:table-cell>
          <table:table-cell table:style-name="ce16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5]=&quot;Carbonyl&quot;; [.F15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table:formula="of:=((([.A15]-[.E15])-([.$Q$1]*[.G15])-((2*[.$P$1])*([.F15]/2-[.G15]-[.I15])))/(2*[.$P$1]+[.$O$1]))-(([.J15]*[.$Q$1]+[.K15]*[.$P$1])/([.$O$1]+2*[.$P$1]))" office:value-type="float" office:value="63" calcext:value-type="float">
            <text:p>63.00</text:p>
          </table:table-cell>
          <table:table-cell table:style-name="ce39" office:value-type="float" office:value="1014.95544" calcext:value-type="float">
            <text:p>1014.95544</text:p>
          </table:table-cell>
          <table:table-cell table:style-name="ce3" table:formula="of:=[.M15]-2*[.$P$1]" office:value-type="float" office:value="1012.93979" calcext:value-type="float">
            <text:p>1012.93979</text:p>
          </table:table-cell>
          <table:table-cell table:style-name="ce41"/>
          <table:table-cell table:style-name="ce39" table:number-columns-repeated="4"/>
          <table:table-cell table:number-columns-repeated="2"/>
          <table:table-cell table:style-name="ce5" table:number-columns-repeated="1003"/>
        </table:table-row>
        <table:table-row table:style-name="ro3">
          <table:table-cell table:style-name="ce4" office:value-type="float" office:value="1028.934705" calcext:value-type="float">
            <text:p>1028.934705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6]=&quot;Carbonyl&quot;; [.F16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((([.A16]-[.E16])-([.$Q$1]*[.G16])-((2*[.$P$1])*([.F16]/2-[.G16]-[.I16])))/(2*[.$P$1]+[.$O$1]))-(([.J16]*[.$Q$1]+[.K16]*[.$P$1])/([.$O$1]+2*[.$P$1]))" office:value-type="float" office:value="63" calcext:value-type="float">
            <text:p>63.00</text:p>
          </table:table-cell>
          <table:table-cell table:style-name="ce3" table:formula="of:=[.$M$10]+([.$Q$1]*[.J16]+[.K16]*[.$P$1])" office:value-type="float" office:value="1030.950355" calcext:value-type="float">
            <text:p>1030.950355</text:p>
          </table:table-cell>
          <table:table-cell table:style-name="ce3" table:formula="of:=[.M16]-2*[.$P$1]" office:value-type="float" office:value="1028.934705" calcext:value-type="float">
            <text:p>1028.934705</text:p>
          </table:table-cell>
          <table:table-cell table:style-name="ce41"/>
          <table:table-cell table:style-name="ce3" table:number-columns-repeated="6"/>
          <table:table-cell table:style-name="ce4" table:number-columns-repeated="1003"/>
        </table:table-row>
        <table:table-row table:style-name="ro3">
          <table:table-cell table:style-name="ce4" office:value-type="float" office:value="1030.950355" calcext:value-type="float">
            <text:p>1030.950355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7]=&quot;Carbonyl&quot;; [.F17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((([.A17]-[.E17])-([.$Q$1]*[.G17])-((2*[.$P$1])*([.F17]/2-[.G17]-[.I17])))/(2*[.$P$1]+[.$O$1]))-(([.J17]*[.$Q$1]+[.K17]*[.$P$1])/([.$O$1]+2*[.$P$1]))" office:value-type="float" office:value="63" calcext:value-type="float">
            <text:p>63.00</text:p>
          </table:table-cell>
          <table:table-cell table:style-name="ce3" table:formula="of:=[.$M$10]+([.$Q$1]*[.J17]+[.K17]*[.$P$1])" office:value-type="float" office:value="1032.966005" calcext:value-type="float">
            <text:p>1032.966005</text:p>
          </table:table-cell>
          <table:table-cell table:style-name="ce3" table:formula="of:=[.M17]-2*[.$P$1]" office:value-type="float" office:value="1030.950355" calcext:value-type="float">
            <text:p>1030.950355</text:p>
          </table:table-cell>
          <table:table-cell table:style-name="ce41"/>
          <table:table-cell table:style-name="ce3" table:number-columns-repeated="6"/>
          <table:table-cell table:style-name="ce4" table:number-columns-repeated="1003"/>
        </table:table-row>
        <table:table-row table:style-name="ro3">
          <table:table-cell table:style-name="ce4" office:value-type="float" office:value="1045.937445" calcext:value-type="float">
            <text:p>1045.937445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8]=&quot;Carbonyl&quot;; [.F18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((([.A18]-[.E18])-([.$Q$1]*[.G18])-((2*[.$P$1])*([.F18]/2-[.G18]-[.I18])))/(2*[.$P$1]+[.$O$1]))-(([.J18]*[.$Q$1]+[.K18]*[.$P$1])/([.$O$1]+2*[.$P$1]))" office:value-type="float" office:value="63" calcext:value-type="float">
            <text:p>63.00</text:p>
          </table:table-cell>
          <table:table-cell table:style-name="ce3" table:formula="of:=[.$M$10]+([.$Q$1]*[.J18]+[.K18]*[.$P$1])" office:value-type="float" office:value="1047.953095" calcext:value-type="float">
            <text:p>1047.953095</text:p>
          </table:table-cell>
          <table:table-cell table:style-name="ce3" table:formula="of:=[.M18]-2*[.$P$1]" office:value-type="float" office:value="1045.937445" calcext:value-type="float">
            <text:p>1045.937445</text:p>
          </table:table-cell>
          <table:table-cell table:style-name="ce41"/>
          <table:table-cell table:style-name="ce3" table:number-columns-repeated="6"/>
          <table:table-cell table:style-name="ce4" table:number-columns-repeated="1003"/>
        </table:table-row>
        <table:table-row table:style-name="ro3">
          <table:table-cell table:style-name="ce4" office:value-type="float" office:value="1046.94527" calcext:value-type="float">
            <text:p>1046.94527</text:p>
          </table:table-cell>
          <table:table-cell table:style-name="ce10" office:value-type="string" calcext:value-type="string">
            <text:p>Glycerolipids</text:p>
          </table:table-cell>
          <table:table-cell table:style-name="ce17" office:value-type="string" calcext:value-type="string">
            <text:p>Carbonyl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float" office:value="89.02387" calcext:value-type="float">
            <text:p>89.02387</text:p>
          </table:table-cell>
          <table:table-cell table:style-name="ce16" office:value-type="float" office:value="3" calcext:value-type="float">
            <text:p>3</text:p>
          </table:table-cell>
          <table:table-cell table:style-name="ce25" table:formula="of:=IF([.C19]=&quot;Carbonyl&quot;; [.F19];0 )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6" table:formula="of:=((([.A19]-[.E19])-([.$Q$1]*[.G19])-((2*[.$P$1])*([.F19]/2-[.G19]-[.I19])))/(2*[.$P$1]+[.$O$1]))-(([.J19]*[.$Q$1]+[.K19]*[.$P$1])/([.$O$1]+2*[.$P$1]))" office:value-type="float" office:value="63" calcext:value-type="float">
            <text:p>63.00</text:p>
          </table:table-cell>
          <table:table-cell table:style-name="ce3" table:formula="of:=[.$M$10]+([.$Q$1]*[.J19]+[.K19]*[.$P$1])" office:value-type="float" office:value="1048.96092" calcext:value-type="float">
            <text:p>1048.96092</text:p>
          </table:table-cell>
          <table:table-cell table:style-name="ce3" table:formula="of:=[.M19]-2*[.$P$1]" office:value-type="float" office:value="1046.94527" calcext:value-type="float">
            <text:p>1046.9452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3" office:value-type="float" office:value="661.468257" calcext:value-type="float">
            <text:p>661.468257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PE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table:formula="of:=IF([.C20]=&quot;Carbonyl&quot;; [.F20];0 )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table:formula="of:=((([.M20]-[.E20])-([.$Q$1]*[.G20])-((2*[.$P$1])*([.F20]/2-[.G20]-[.I20])))/(2*[.$P$1]+[.$O$1]))-(([.J20]*[.$Q$1]+[.K20]*[.$P$1])/([.$O$1]+2*[.$P$1]))" office:value-type="float" office:value="30" calcext:value-type="float">
            <text:p>30.00</text:p>
          </table:table-cell>
          <table:table-cell table:style-name="ce3" office:value-type="float" office:value="661.468257" calcext:value-type="float">
            <text:p>661.468257</text:p>
          </table:table-cell>
          <table:table-cell table:style-name="ce3" table:formula="of:=[.M20]-2*[.$P$1]" office:value-type="float" office:value="659.452607" calcext:value-type="float">
            <text:p>659.45260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77.463172" calcext:value-type="float">
            <text:p>677.463172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PE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table:formula="of:=IF([.C21]=&quot;Carbonyl&quot;; [.F21];0 )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((([.A21]-[.E21])-([.$Q$1]*[.G21])-((2*[.$P$1])*([.F21]/2-[.G21]-[.I21])))/(2*[.$P$1]+[.$O$1]))-(([.J21]*[.$Q$1]+[.K21]*[.$P$1])/([.$O$1]+2*[.$P$1]))" office:value-type="float" office:value="30" calcext:value-type="float">
            <text:p>30.00</text:p>
          </table:table-cell>
          <table:table-cell table:style-name="ce3" table:formula="of:=[.$M$20]+([.$Q$1]*[.J21]+[.K21]*[.$P$1])" office:value-type="float" office:value="677.463172" calcext:value-type="float">
            <text:p>677.463172</text:p>
          </table:table-cell>
          <table:table-cell table:style-name="ce3" table:formula="of:=[.M21]-2*[.$P$1]" office:value-type="float" office:value="675.447522" calcext:value-type="float">
            <text:p>675.44752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79.478822" calcext:value-type="float">
            <text:p>679.478822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PE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table:formula="of:=IF([.C22]=&quot;Carbonyl&quot;; [.F22];0 )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((([.A22]-[.E22])-([.$Q$1]*[.G22])-((2*[.$P$1])*([.F22]/2-[.G22]-[.I22])))/(2*[.$P$1]+[.$O$1]))-(([.J22]*[.$Q$1]+[.K22]*[.$P$1])/([.$O$1]+2*[.$P$1]))" office:value-type="float" office:value="30" calcext:value-type="float">
            <text:p>30.00</text:p>
          </table:table-cell>
          <table:table-cell table:style-name="ce3" table:formula="of:=[.$M$20]+([.$Q$1]*[.J22]+[.K22]*[.$P$1])" office:value-type="float" office:value="679.478822" calcext:value-type="float">
            <text:p>679.478822</text:p>
          </table:table-cell>
          <table:table-cell table:style-name="ce3" table:formula="of:=[.M22]-2*[.$P$1]" office:value-type="float" office:value="677.463172" calcext:value-type="float">
            <text:p>677.46317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94.465912" calcext:value-type="float">
            <text:p>694.465912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PE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table:formula="of:=IF([.C23]=&quot;Carbonyl&quot;; [.F23];0 )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((([.A23]-[.E23])-([.$Q$1]*[.G23])-((2*[.$P$1])*([.F23]/2-[.G23]-[.I23])))/(2*[.$P$1]+[.$O$1]))-(([.J23]*[.$Q$1]+[.K23]*[.$P$1])/([.$O$1]+2*[.$P$1]))" office:value-type="float" office:value="30" calcext:value-type="float">
            <text:p>30.00</text:p>
          </table:table-cell>
          <table:table-cell table:style-name="ce3" table:formula="of:=[.$M$20]+([.$Q$1]*[.J23]+[.K23]*[.$P$1])" office:value-type="float" office:value="694.465912" calcext:value-type="float">
            <text:p>694.465912</text:p>
          </table:table-cell>
          <table:table-cell table:style-name="ce3" table:formula="of:=[.M23]-2*[.$P$1]" office:value-type="float" office:value="692.450262" calcext:value-type="float">
            <text:p>692.45026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95.473737" calcext:value-type="float">
            <text:p>695.473737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PE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table:formula="of:=IF([.C24]=&quot;Carbonyl&quot;; [.F24];0 )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6" table:formula="of:=((([.A24]-[.E24])-([.$Q$1]*[.G24])-((2*[.$P$1])*([.F24]/2-[.G24]-[.I24])))/(2*[.$P$1]+[.$O$1]))-(([.J24]*[.$Q$1]+[.K24]*[.$P$1])/([.$O$1]+2*[.$P$1]))" office:value-type="float" office:value="30" calcext:value-type="float">
            <text:p>30.00</text:p>
          </table:table-cell>
          <table:table-cell table:style-name="ce3" table:formula="of:=[.$M$20]+([.$Q$1]*[.J24]+[.K24]*[.$P$1])" office:value-type="float" office:value="695.473737" calcext:value-type="float">
            <text:p>695.473737</text:p>
          </table:table-cell>
          <table:table-cell table:style-name="ce3" table:formula="of:=[.M24]-2*[.$P$1]" office:value-type="float" office:value="693.458087" calcext:value-type="float">
            <text:p>693.45808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423.238592" calcext:value-type="float">
            <text:p>423.238592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LPE</text:p>
          </table:table-cell>
          <table:table-cell table:style-name="ce22" office:value-type="float" office:value="214.048052" calcext:value-type="float">
            <text:p>214.048052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5]=&quot;Carbonyl&quot;; [.F25];0 )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table:formula="of:=((([.M25]-[.E25])-([.$Q$1]*[.G25])-((2*[.$P$1])*([.F25]/2-[.G25]-[.I25])))/(2*[.$P$1]+[.$O$1]))-(([.J25]*[.$Q$1]+[.K25]*[.$P$1])/([.$O$1]+2*[.$P$1]))" office:value-type="float" office:value="14" calcext:value-type="float">
            <text:p>14.00</text:p>
          </table:table-cell>
          <table:table-cell table:style-name="ce3" office:value-type="float" office:value="423.238592" calcext:value-type="float">
            <text:p>423.238592</text:p>
          </table:table-cell>
          <table:table-cell table:style-name="ce3" table:formula="of:=[.M25]-2*[.$P$1]" office:value-type="float" office:value="421.222942" calcext:value-type="float">
            <text:p>421.22294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439.233507" calcext:value-type="float">
            <text:p>439.233507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LPE</text:p>
          </table:table-cell>
          <table:table-cell table:style-name="ce22" office:value-type="float" office:value="214.048052" calcext:value-type="float">
            <text:p>214.048052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6]=&quot;Carbonyl&quot;; [.F26];0 )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((([.A26]-[.E26])-([.$Q$1]*[.G26])-((2*[.$P$1])*([.F26]/2-[.G26]-[.I26])))/(2*[.$P$1]+[.$O$1]))-(([.J26]*[.$Q$1]+[.K26]*[.$P$1])/([.$O$1]+2*[.$P$1]))" office:value-type="float" office:value="14" calcext:value-type="float">
            <text:p>14.00</text:p>
          </table:table-cell>
          <table:table-cell table:style-name="ce3" table:formula="of:=[.$M$25]+([.$Q$1]*[.J26]+[.K26]*[.$P$1])" office:value-type="float" office:value="439.233507" calcext:value-type="float">
            <text:p>439.233507</text:p>
          </table:table-cell>
          <table:table-cell table:style-name="ce3" table:formula="of:=[.M26]-2*[.$P$1]" office:value-type="float" office:value="437.217857" calcext:value-type="float">
            <text:p>437.21785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441.249157" calcext:value-type="float">
            <text:p>441.249157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LPE</text:p>
          </table:table-cell>
          <table:table-cell table:style-name="ce22" office:value-type="float" office:value="214.048052" calcext:value-type="float">
            <text:p>214.048052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7]=&quot;Carbonyl&quot;; [.F27];0 )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((([.A27]-[.E27])-([.$Q$1]*[.G27])-((2*[.$P$1])*([.F27]/2-[.G27]-[.I27])))/(2*[.$P$1]+[.$O$1]))-(([.J27]*[.$Q$1]+[.K27]*[.$P$1])/([.$O$1]+2*[.$P$1]))" office:value-type="float" office:value="14" calcext:value-type="float">
            <text:p>14.00</text:p>
          </table:table-cell>
          <table:table-cell table:style-name="ce3" table:formula="of:=[.$M$25]+([.$Q$1]*[.J27]+[.K27]*[.$P$1])" office:value-type="float" office:value="441.249157" calcext:value-type="float">
            <text:p>441.249157</text:p>
          </table:table-cell>
          <table:table-cell table:style-name="ce3" table:formula="of:=[.M27]-2*[.$P$1]" office:value-type="float" office:value="439.233507" calcext:value-type="float">
            <text:p>439.23350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456.236247" calcext:value-type="float">
            <text:p>456.236247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LPE</text:p>
          </table:table-cell>
          <table:table-cell table:style-name="ce22" office:value-type="float" office:value="214.048052" calcext:value-type="float">
            <text:p>214.048052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8]=&quot;Carbonyl&quot;; [.F28];0 )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((([.A28]-[.E28])-([.$Q$1]*[.G28])-((2*[.$P$1])*([.F28]/2-[.G28]-[.I28])))/(2*[.$P$1]+[.$O$1]))-(([.J28]*[.$Q$1]+[.K28]*[.$P$1])/([.$O$1]+2*[.$P$1]))" office:value-type="float" office:value="14" calcext:value-type="float">
            <text:p>14.00</text:p>
          </table:table-cell>
          <table:table-cell table:style-name="ce3" table:formula="of:=[.$M$25]+([.$Q$1]*[.J28]+[.K28]*[.$P$1])" office:value-type="float" office:value="456.236247" calcext:value-type="float">
            <text:p>456.236247</text:p>
          </table:table-cell>
          <table:table-cell table:style-name="ce3" table:formula="of:=[.M28]-2*[.$P$1]" office:value-type="float" office:value="454.220597" calcext:value-type="float">
            <text:p>454.22059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457.244072" calcext:value-type="float">
            <text:p>457.244072</text:p>
          </table:table-cell>
          <table:table-cell table:style-name="ce12" office:value-type="string" calcext:value-type="string">
            <text:p>Glycerophospholipids</text:p>
          </table:table-cell>
          <table:table-cell table:style-name="ce18" office:value-type="string" calcext:value-type="string">
            <text:p>Carbonyl</text:p>
          </table:table-cell>
          <table:table-cell table:style-name="ce18" office:value-type="string" calcext:value-type="string">
            <text:p>LPE</text:p>
          </table:table-cell>
          <table:table-cell table:style-name="ce22" office:value-type="float" office:value="214.048052" calcext:value-type="float">
            <text:p>214.048052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9]=&quot;Carbonyl&quot;; [.F29];0 )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6" table:formula="of:=((([.A29]-[.E29])-([.$Q$1]*[.G29])-((2*[.$P$1])*([.F29]/2-[.G29]-[.I29])))/(2*[.$P$1]+[.$O$1]))-(([.J29]*[.$Q$1]+[.K29]*[.$P$1])/([.$O$1]+2*[.$P$1]))" office:value-type="float" office:value="14" calcext:value-type="float">
            <text:p>14.00</text:p>
          </table:table-cell>
          <table:table-cell table:style-name="ce3" table:formula="of:=[.$M$25]+([.$Q$1]*[.J29]+[.K29]*[.$P$1])" office:value-type="float" office:value="457.244072" calcext:value-type="float">
            <text:p>457.244072</text:p>
          </table:table-cell>
          <table:table-cell table:style-name="ce3" table:formula="of:=[.M29]-2*[.$P$1]" office:value-type="float" office:value="455.228422" calcext:value-type="float">
            <text:p>455.22842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47.488992" calcext:value-type="float">
            <text:p>647.488992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Plasmalogen</text:p>
          </table:table-cell>
          <table:table-cell table:style-name="ce19" office:value-type="string" calcext:value-type="string">
            <text:p>PE 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table:formula="of:=((([.M30]-[.E30])-([.$Q$1]*[.G30])-((2*[.$P$1])*([.F30]/2-[.G30]-[.I30])))/(2*[.$P$1]+[.$O$1]))-(([.J30]*[.$Q$1]+[.K30]*[.$P$1])/([.$O$1]+2*[.$P$1]))" office:value-type="float" office:value="30" calcext:value-type="float">
            <text:p>30.00</text:p>
          </table:table-cell>
          <table:table-cell table:style-name="ce3" office:value-type="float" office:value="647.488992" calcext:value-type="float">
            <text:p>647.488992</text:p>
          </table:table-cell>
          <table:table-cell table:style-name="ce3" table:formula="of:=[.M30]-2*[.$P$1]" office:value-type="float" office:value="645.473342" calcext:value-type="float">
            <text:p>645.47334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63.483907" calcext:value-type="float">
            <text:p>663.483907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Plasmalogen</text:p>
          </table:table-cell>
          <table:table-cell table:style-name="ce19" office:value-type="string" calcext:value-type="string">
            <text:p>PE 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((([.A31]-[.E31])-([.$Q$1]*[.G31])-((2*[.$P$1])*([.F31]/2-[.G31]-[.I31])))/(2*[.$P$1]+[.$O$1]))-(([.J31]*[.$Q$1]+[.K31]*[.$P$1])/([.$O$1]+2*[.$P$1]))" office:value-type="float" office:value="30" calcext:value-type="float">
            <text:p>30.00</text:p>
          </table:table-cell>
          <table:table-cell table:style-name="ce3" table:formula="of:=[.$M$30]+([.$Q$1]*[.J31]+[.K31]*[.$P$1])" office:value-type="float" office:value="663.483907" calcext:value-type="float">
            <text:p>663.483907</text:p>
          </table:table-cell>
          <table:table-cell table:style-name="ce3" table:formula="of:=[.M31]-2*[.$P$1]" office:value-type="float" office:value="661.468257" calcext:value-type="float">
            <text:p>661.46825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65.499557" calcext:value-type="float">
            <text:p>665.499557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Plasmalogen</text:p>
          </table:table-cell>
          <table:table-cell table:style-name="ce19" office:value-type="string" calcext:value-type="string">
            <text:p>PE 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((([.A32]-[.E32])-([.$Q$1]*[.G32])-((2*[.$P$1])*([.F32]/2-[.G32]-[.I32])))/(2*[.$P$1]+[.$O$1]))-(([.J32]*[.$Q$1]+[.K32]*[.$P$1])/([.$O$1]+2*[.$P$1]))" office:value-type="float" office:value="30" calcext:value-type="float">
            <text:p>30.00</text:p>
          </table:table-cell>
          <table:table-cell table:style-name="ce3" table:formula="of:=[.$M$30]+([.$Q$1]*[.J32]+[.K32]*[.$P$1])" office:value-type="float" office:value="665.499557" calcext:value-type="float">
            <text:p>665.499557</text:p>
          </table:table-cell>
          <table:table-cell table:style-name="ce3" table:formula="of:=[.M32]-2*[.$P$1]" office:value-type="float" office:value="663.483907" calcext:value-type="float">
            <text:p>663.48390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80.486647" calcext:value-type="float">
            <text:p>680.486647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Plasmalogen</text:p>
          </table:table-cell>
          <table:table-cell table:style-name="ce19" office:value-type="string" calcext:value-type="string">
            <text:p>PE 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((([.A33]-[.E33])-([.$Q$1]*[.G33])-((2*[.$P$1])*([.F33]/2-[.G33]-[.I33])))/(2*[.$P$1]+[.$O$1]))-(([.J33]*[.$Q$1]+[.K33]*[.$P$1])/([.$O$1]+2*[.$P$1]))" office:value-type="float" office:value="30" calcext:value-type="float">
            <text:p>30.00</text:p>
          </table:table-cell>
          <table:table-cell table:style-name="ce3" table:formula="of:=[.$M$30]+([.$Q$1]*[.J33]+[.K33]*[.$P$1])" office:value-type="float" office:value="680.486647" calcext:value-type="float">
            <text:p>680.486647</text:p>
          </table:table-cell>
          <table:table-cell table:style-name="ce3" table:formula="of:=[.M33]-2*[.$P$1]" office:value-type="float" office:value="678.470997" calcext:value-type="float">
            <text:p>678.47099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81.494472" calcext:value-type="float">
            <text:p>681.494472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Plasmalogen</text:p>
          </table:table-cell>
          <table:table-cell table:style-name="ce19" office:value-type="string" calcext:value-type="string">
            <text:p>PE 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6" table:formula="of:=((([.A34]-[.E34])-([.$Q$1]*[.G34])-((2*[.$P$1])*([.F34]/2-[.G34]-[.I34])))/(2*[.$P$1]+[.$O$1]))-(([.J34]*[.$Q$1]+[.K34]*[.$P$1])/([.$O$1]+2*[.$P$1]))" office:value-type="float" office:value="30" calcext:value-type="float">
            <text:p>30.00</text:p>
          </table:table-cell>
          <table:table-cell table:style-name="ce3" table:formula="of:=[.$M$30]+([.$Q$1]*[.J34]+[.K34]*[.$P$1])" office:value-type="float" office:value="681.494472" calcext:value-type="float">
            <text:p>681.494472</text:p>
          </table:table-cell>
          <table:table-cell table:style-name="ce3" table:formula="of:=[.M34]-2*[.$P$1]" office:value-type="float" office:value="679.478822" calcext:value-type="float">
            <text:p>679.47882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33.509727" calcext:value-type="float">
            <text:p>633.509727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Aliphatic</text:p>
          </table:table-cell>
          <table:table-cell table:style-name="ce19" office:value-type="string" calcext:value-type="string">
            <text:p>PE 2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table:formula="of:=((([.M35]-[.E35])-([.$Q$1]*[.G35])-((2*[.$P$1])*([.F35]/2-[.G35]-[.I35])))/(2*[.$P$1]+[.$O$1]))-(([.J35]*[.$Q$1]+[.K35]*[.$P$1])/([.$O$1]+2*[.$P$1]))" office:value-type="float" office:value="30" calcext:value-type="float">
            <text:p>30.00</text:p>
          </table:table-cell>
          <table:table-cell table:style-name="ce3" office:value-type="float" office:value="633.509727" calcext:value-type="float">
            <text:p>633.509727</text:p>
          </table:table-cell>
          <table:table-cell table:style-name="ce3" table:formula="of:=[.M35]-2*[.$P$1]" office:value-type="float" office:value="631.494077" calcext:value-type="float">
            <text:p>631.49407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49.504642" calcext:value-type="float">
            <text:p>649.504642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Aliphatic</text:p>
          </table:table-cell>
          <table:table-cell table:style-name="ce19" office:value-type="string" calcext:value-type="string">
            <text:p>PE 2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((([.A36]-[.E36])-([.$Q$1]*[.G36])-((2*[.$P$1])*([.F36]/2-[.G36]-[.I36])))/(2*[.$P$1]+[.$O$1]))-(([.J36]*[.$Q$1]+[.K36]*[.$P$1])/([.$O$1]+2*[.$P$1]))" office:value-type="float" office:value="30" calcext:value-type="float">
            <text:p>30.00</text:p>
          </table:table-cell>
          <table:table-cell table:style-name="ce3" table:formula="of:=[.$M$35]+([.$Q$1]*[.J36]+[.K36]*[.$P$1])" office:value-type="float" office:value="649.504642" calcext:value-type="float">
            <text:p>649.504642</text:p>
          </table:table-cell>
          <table:table-cell table:style-name="ce3" table:formula="of:=[.M36]-2*[.$P$1]" office:value-type="float" office:value="647.488992" calcext:value-type="float">
            <text:p>647.48899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51.520292" calcext:value-type="float">
            <text:p>651.520292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Aliphatic</text:p>
          </table:table-cell>
          <table:table-cell table:style-name="ce19" office:value-type="string" calcext:value-type="string">
            <text:p>PE 2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6" table:formula="of:=((([.A37]-[.E37])-([.$Q$1]*[.G37])-((2*[.$P$1])*([.F37]/2-[.G37]-[.I37])))/(2*[.$P$1]+[.$O$1]))-(([.J37]*[.$Q$1]+[.K37]*[.$P$1])/([.$O$1]+2*[.$P$1]))" office:value-type="float" office:value="30" calcext:value-type="float">
            <text:p>30.00</text:p>
          </table:table-cell>
          <table:table-cell table:style-name="ce3" table:formula="of:=[.$M$35]+([.$Q$1]*[.J37]+[.K37]*[.$P$1])" office:value-type="float" office:value="651.520292" calcext:value-type="float">
            <text:p>651.520292</text:p>
          </table:table-cell>
          <table:table-cell table:style-name="ce3" table:formula="of:=[.M37]-2*[.$P$1]" office:value-type="float" office:value="649.504642" calcext:value-type="float">
            <text:p>649.50464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66.507382" calcext:value-type="float">
            <text:p>666.507382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Aliphatic</text:p>
          </table:table-cell>
          <table:table-cell table:style-name="ce19" office:value-type="string" calcext:value-type="string">
            <text:p>PE 2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formula="of:=((([.A38]-[.E38])-([.$Q$1]*[.G38])-((2*[.$P$1])*([.F38]/2-[.G38]-[.I38])))/(2*[.$P$1]+[.$O$1]))-(([.J38]*[.$Q$1]+[.K38]*[.$P$1])/([.$O$1]+2*[.$P$1]))" office:value-type="float" office:value="30" calcext:value-type="float">
            <text:p>30.00</text:p>
          </table:table-cell>
          <table:table-cell table:style-name="ce3" table:formula="of:=[.$M$35]+([.$Q$1]*[.J38]+[.K38]*[.$P$1])" office:value-type="float" office:value="666.507382" calcext:value-type="float">
            <text:p>666.507382</text:p>
          </table:table-cell>
          <table:table-cell table:style-name="ce3" table:formula="of:=[.M38]-2*[.$P$1]" office:value-type="float" office:value="664.491732" calcext:value-type="float">
            <text:p>664.491732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3">
          <table:table-cell table:style-name="ce4" office:value-type="float" office:value="667.515207" calcext:value-type="float">
            <text:p>667.515207</text:p>
          </table:table-cell>
          <table:table-cell table:style-name="ce12" office:value-type="string" calcext:value-type="string">
            <text:p>Glycerophospholipids</text:p>
          </table:table-cell>
          <table:table-cell table:style-name="ce19" office:value-type="string" calcext:value-type="string">
            <text:p>Aliphatic</text:p>
          </table:table-cell>
          <table:table-cell table:style-name="ce19" office:value-type="string" calcext:value-type="string">
            <text:p>PE 2O-</text:p>
          </table:table-cell>
          <table:table-cell table:style-name="ce22" office:value-type="float" office:value="213.040227" calcext:value-type="float">
            <text:p>213.040227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6" table:formula="of:=((([.A39]-[.E39])-([.$Q$1]*[.G39])-((2*[.$P$1])*([.F39]/2-[.G39]-[.I39])))/(2*[.$P$1]+[.$O$1]))-(([.J39]*[.$Q$1]+[.K39]*[.$P$1])/([.$O$1]+2*[.$P$1]))" office:value-type="float" office:value="30" calcext:value-type="float">
            <text:p>30.00</text:p>
          </table:table-cell>
          <table:table-cell table:style-name="ce3" table:formula="of:=[.$M$35]+([.$Q$1]*[.J39]+[.K39]*[.$P$1])" office:value-type="float" office:value="667.515207" calcext:value-type="float">
            <text:p>667.515207</text:p>
          </table:table-cell>
          <table:table-cell table:style-name="ce3" table:formula="of:=[.M39]-2*[.$P$1]" office:value-type="float" office:value="665.499557" calcext:value-type="float">
            <text:p>665.499557</text:p>
          </table:table-cell>
          <table:table-cell table:style-name="ce41"/>
          <table:table-cell table:style-name="ce3" table:number-columns-repeated="6"/>
          <table:table-cell table:number-columns-repeated="1003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4" number:min-integer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CA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CA">
      <loext:text> </loext:text>
      <loext:fill-character> </loext:fill-character>
      <number:text>- </number:text>
    </number:number-style>
    <number:text-style style:name="N10121" number:language="en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CA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CA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CA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CA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CA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CA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xidation" style:display-name="PageStyle_oxid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na</meta:initial-creator>
    <dc:creator>Elna</dc:creator>
    <meta:creation-date>2015-09-17T14:43:15</meta:creation-date>
    <dc:date>2015-09-17T14:45:46</dc:date>
    <meta:generator>LibreOffice/4.4.5.2$Linux_X86_64 LibreOffice_project/40$Build-2</meta:generator>
    <meta:document-statistic meta:table-count="1" meta:cell-count="552" meta:object-count="0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